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uk" fo:country="UA" officeooo:rsid="001842be" officeooo:paragraph-rsid="001842be"/>
    </style:style>
    <style:style style:name="P2" style:family="paragraph" style:parent-style-name="Standard">
      <style:paragraph-properties fo:line-height="200%" fo:text-align="end" style:justify-single-word="false"/>
      <style:text-properties fo:language="uk" fo:country="UA" officeooo:rsid="001842be" officeooo:paragraph-rsid="001842be"/>
    </style:style>
    <style:style style:name="P3" style:family="paragraph" style:parent-style-name="Standard">
      <style:paragraph-properties fo:text-align="center" style:justify-single-word="false"/>
      <style:text-properties fo:language="uk" fo:country="UA" officeooo:rsid="00199ecd" officeooo:paragraph-rsid="00199ecd"/>
    </style:style>
    <style:style style:name="P4" style:family="paragraph" style:parent-style-name="Standard">
      <style:paragraph-properties fo:margin-top="20mm" fo:margin-bottom="4.99mm" style:contextual-spacing="false" fo:line-height="200%" fo:text-align="center" style:justify-single-word="false"/>
      <style:text-properties fo:font-size="16pt" fo:language="uk" fo:country="UA" fo:font-weight="bold" officeooo:rsid="001842be" officeooo:paragraph-rsid="001842be" style:font-size-asian="16pt" style:font-weight-asian="bold" style:font-size-complex="16pt" style:font-weight-complex="bold"/>
    </style:style>
    <style:style style:name="P5" style:family="paragraph" style:parent-style-name="Text_20_body">
      <style:text-properties fo:language="uk" fo:country="UA" officeooo:rsid="001b1915" officeooo:paragraph-rsid="001b1915"/>
    </style:style>
    <style:style style:name="P6" style:family="paragraph" style:parent-style-name="Text_20_body">
      <style:text-properties fo:language="uk" fo:country="UA" officeooo:rsid="001b1915" officeooo:paragraph-rsid="001b1915" fo:background-color="transparent"/>
    </style:style>
    <style:style style:name="P7" style:family="paragraph" style:parent-style-name="Text_20_body">
      <style:text-properties fo:language="uk" fo:country="UA" officeooo:rsid="001b5295" officeooo:paragraph-rsid="001b5295"/>
    </style:style>
    <style:style style:name="P8" style:family="paragraph" style:parent-style-name="Text_20_body">
      <style:text-properties fo:language="uk" fo:country="UA" officeooo:rsid="001c5660" officeooo:paragraph-rsid="001c5660"/>
    </style:style>
    <style:style style:name="P9" style:family="paragraph" style:parent-style-name="Text_20_body">
      <style:text-properties fo:language="uk" fo:country="UA" officeooo:rsid="00199ecd" officeooo:paragraph-rsid="001b1915"/>
    </style:style>
    <style:style style:name="P10" style:family="paragraph" style:parent-style-name="Text_20_body">
      <style:text-properties fo:language="uk" fo:country="UA" officeooo:rsid="00199ecd" officeooo:paragraph-rsid="00199ecd"/>
    </style:style>
    <style:style style:name="P11" style:family="paragraph" style:parent-style-name="Text_20_body" style:list-style-name="L1">
      <style:text-properties fo:language="uk" fo:country="UA" officeooo:rsid="00199ecd" officeooo:paragraph-rsid="001b1915"/>
    </style:style>
    <style:style style:name="P12" style:family="paragraph" style:parent-style-name="Text_20_body" style:list-style-name="L1">
      <style:text-properties fo:language="uk" fo:country="UA" officeooo:rsid="001b1915" officeooo:paragraph-rsid="001b1915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uk" fo:country="UA" officeooo:rsid="0011d984" officeooo:paragraph-rsid="001fa996" fo:background-color="transparent"/>
    </style:style>
    <style:style style:name="P14" style:family="paragraph" style:parent-style-name="Standard" style:list-style-name="L1">
      <style:text-properties fo:language="uk" fo:country="UA" officeooo:rsid="0011d984" officeooo:paragraph-rsid="001c5660" fo:background-color="transparent"/>
    </style:style>
    <style:style style:name="T1" style:family="text">
      <style:text-properties officeooo:rsid="00199ecd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1" officeooo:rsid="00199ecd" style:font-name-asian="Times New Roman1" style:font-name-complex="Times New Roman1"/>
    </style:style>
    <style:style style:name="T4" style:family="text">
      <style:text-properties officeooo:rsid="001b1915"/>
    </style:style>
    <style:style style:name="T5" style:family="text">
      <style:text-properties officeooo:rsid="001b5295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b5295" fo:background-color="transparent" loext:char-shading-value="0"/>
    </style:style>
    <style:style style:name="T8" style:family="text">
      <style:text-properties officeooo:rsid="001e9443"/>
    </style:style>
    <style:style style:name="T9" style:family="text">
      <style:text-properties officeooo:rsid="001fa9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 спеціалізовану вчену раду</text:p>
      <text:p text:style-name="P2">Д 26.002.04 в НТУУ “КПІ”</text:p>
      <text:p text:style-name="P2">03056, м. Київ</text:p>
      <text:p text:style-name="P2">просп. Перемоги, 37</text:p>
      <text:p text:style-name="P4">Відгук</text:p>
      <text:p text:style-name="P1">на автореферат дисертації Гуменного Дмитра Олександровича</text:p>
      <text:p text:style-name="P1">“Автоматизація процесу керування усталеним рухом антропоморфного крокуючого апарата”, поданої на здобуття <text:span text:style-name="T1">наукового ступеня кандидата технічних наук за спеціальністю</text:span></text:p>
      <text:p text:style-name="P3">05.13.07 <text:span text:style-name="T2">‒</text:span> автоматизація процесів керування</text:p>
      <text:p text:style-name="Text_20_body"><text:s/></text:p>
      <text:p text:style-name="P10">В сучасному світі робототехніка розглядається як одна з маркерних галузей науки та промисловості, розвиток якої значною мірою визначає загальний рівень технічного прогресу. Побудова антропоморфних крокуючих апаратів <text:span text:style-name="T4">(АКА)</text:span> є надзвичайно складною технічною задачею, адекватне розв'язання якої вимагає залучення найновіших досягнень науки та технологій. Незважаючи на те, що активні роботи в галузі побудови <text:span text:style-name="T4">АКА</text:span> ведуться <text:s/>вже як мінімум 20-25 років, ряд технічних проблем ще чекає свого вирішення. Серед них <text:span text:style-name="T2">‒</text:span> підтримання рівноваги апарата в процесі руху по довільній поверхні із заздалегідь невизначеними властивостями.</text:p>
      <text:p text:style-name="P9">В роботі запропоновано оригінальний підхід до керування просторовим рухом апарата <text:span text:style-name="T4">на основі інформації про розташування загального центру мас відносно границь опорної поверхні. Дана інформація відновлюється на основі даних від датчиків тиску, що встановлені на опорних поверхнях стоп апарата.</text:span></text:p>
      <text:p text:style-name="P5">Автором розроблено критерії стаціонарності руху АКА, стратегія керування стаціонарним рухом, апаратно-програмний комплекс для ідентифікації параметрів просторового положення АКА та параметрів його взаємодії з опорною поверхнею.</text:p>
      <text:p text:style-name="P5"><text:span text:style-name="T4">Д</text:span>остовірність отриманих результатів підтверджується результатами математичного моделювання, що виконане із застосуванням класичних методів механіки системи тв<text:span text:style-name="T6">ердих тіл та широко застосовуваного програмного забезпечення.</text:span></text:p>
      <text:p text:style-name="P6"><text:span text:style-name="T8">Як зауваження до автореферату слід</text:span> відмітити наступне:</text:p>
      <text:list xml:id="list1561351471430229140" text:style-name="L1">
        <text:list-item>
          <text:p text:style-name="P13">Ствердження в авторефераті про перевагу АКА перед іншими типами шассі без обґрунтування не очевидне.</text:p>
        </text:list-item>
        <text:list-item>
          <text:p text:style-name="P14"><text:soft-page-break/>З автореферату не зрозуміло чому надана перевага двоногому АКА, адже <text:span text:style-name="T9">крокуючі апарати, які мають більшу кількість ніг, будуть мати і більшу статичну стійкість та малий розмір стоп.</text:span></text:p>
        </text:list-item>
      </text:list>
      <text:p text:style-name="P6">Вказані недоліки не впливають на загальну позитивну оцінку роботи.</text:p>
      <text:p text:style-name="P5"><text:span text:style-name="T6">В цілому тема дисертаційної роботи є актуальною, поставлені задачі можна вважати вирішеними. </text:span><text:span text:style-name="T7">Хотілося б побажати автору продовжити дослідження в обраній галузі, зокрема, бі</text:span><text:span text:style-name="T5">льше уваги приділити задачам стабілізації динамічних режимів руху, окремі фази яких не задовольняють умовам статичної рівноваги.</text:span></text:p>
      <text:p text:style-name="P7">Виходячи із змісту автореферату дисертації, вважаємо, що дисертаційна робота Гуменного Д. О. На здобуття наукового ступеня кандидата технічних наук відповідає встановленим вимогам, а її автор заслуговує на присудження наукового ступеня кандидата технічних наук за спеціальністю 05.13.07 <text:span text:style-name="T3">‒</text:span> автоматизація процесів керування.</text:p>
      <text:p text:style-name="P7"/>
      <text:p text:style-name="P7"/>
      <text:p text:style-name="P7"/>
      <text:p text:style-name="P7"/>
      <text:p text:style-name="P7"/>
      <text:p text:style-name="P8">Доктор технічних наук, професор</text:p>
      <text:p text:style-name="P8">кафедри програмних засобів Запорізького</text:p>
      <text:p text:style-name="P8">національного технічного університету<text:tab/><text:tab/><text:tab/><text:tab/>С. О. Субботі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text-align="justify" style:justify-single-word="false" fo:text-indent="10m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M18S</meta:editing-duration>
    <meta:editing-cycles>8</meta:editing-cycles>
    <meta:generator>LibreOffice/4.2.8.2$Linux_X86_64 LibreOffice_project/420m0$Build-2</meta:generator>
    <dc:date>2016-06-09T13:21:23.712562738</dc:date>
    <dc:creator>Dmytro Humennyi</dc:creator>
    <meta:printed-by>Dmytro Humennyi</meta:printed-by>
    <meta:print-date>2016-06-09T11:27:13.930168281</meta:print-date>
    <meta:document-statistic meta:table-count="0" meta:image-count="0" meta:object-count="0" meta:page-count="2" meta:paragraph-count="22" meta:word-count="362" meta:character-count="2862" meta:non-whitespace-character-count="2518"/>
    <meta:user-defined meta:name="Info 1"/>
    <meta:user-defined meta:name="Info 2"/>
    <meta:user-defined meta:name="Info 3"/>
    <meta:user-defined meta:name="Info 4"/>
  </office:meta>
</office:document-meta>
</file>